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4.274cm"/>
    </style:style>
    <style:style style:name="co13" style:family="table-column">
      <style:table-column-properties fo:break-before="auto" style:column-width="3.48cm"/>
    </style:style>
    <style:style style:name="co14" style:family="table-column">
      <style:table-column-properties fo:break-before="auto" style:column-width="7.273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6" style:family="table-cell" style:parent-style-name="Default">
      <style:text-properties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9"/>
        <table:table-column table:style-name="co2" table:default-cell-style-name="ce69"/>
        <table:table-column table:style-name="co1" table:default-cell-style-name="ce69"/>
        <table:table-column table:style-name="co1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default-cell-style-name="ce6"/>
        <table:table-column table:style-name="co7" table:default-cell-style-name="ce6"/>
        <table:table-column table:style-name="co1" table:number-columns-repeated="4" table:default-cell-style-name="Default"/>
        <table:table-column table:style-name="co1" table:number-columns-repeated="2" table:default-cell-style-name="ce69"/>
        <table:table-column table:style-name="co8" table:default-cell-style-name="ce69"/>
        <table:table-column table:style-name="co1" table:default-cell-style-name="ce6"/>
        <table:table-column table:style-name="co1" table:default-cell-style-name="ce56"/>
        <table:table-column table:style-name="co1" table:default-cell-style-name="ce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12"/>
          <table:covered-table-cell table:style-name="ce16"/>
          <table:covered-table-cell table:number-columns-repeated="2"/>
          <table:covered-table-cell table:style-name="ce16"/>
          <table:table-cell table:number-columns-repeated="13"/>
        </table:table-row>
        <table:table-row table:style-name="ro1">
          <table:table-cell/>
          <table:covered-table-cell table:number-columns-repeated="2"/>
          <table:covered-table-cell table:number-columns-repeated="2" table:style-name="ce16"/>
          <table:covered-table-cell table:number-columns-repeated="2"/>
          <table:covered-table-cell table:style-name="ce16"/>
          <table:table-cell table:number-columns-repeated="13"/>
        </table:table-row>
        <table:table-row table:style-name="ro1">
          <table:table-cell/>
          <table:covered-table-cell table:number-columns-repeated="2"/>
          <table:covered-table-cell table:number-columns-repeated="2" table:style-name="ce16"/>
          <table:covered-table-cell table:number-columns-repeated="2"/>
          <table:covered-table-cell table:style-name="ce16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71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MUQEET</text:p>
          </table:table-cell>
          <table:covered-table-cell table:style-name="ce16"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184233" calcext:value-type="float" table:number-columns-spanned="1" table:number-rows-spanned="2">
            <text:p>184233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47" table:formula="of:=([.M10]-[.H9])" office:value-type="float" office:value="221831" calcext:value-type="float" table:number-columns-spanned="1" table:number-rows-spanned="2">
            <text:p>221831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3"/>
          <table:covered-table-cell table:number-columns-repeated="2" table:style-name="ce16"/>
          <table:covered-table-cell table:number-columns-repeated="2"/>
          <table:covered-table-cell table:style-name="ce16"/>
          <table:covered-table-cell table:style-name="ce25"/>
          <table:table-cell table:style-name="ce27"/>
          <table:covered-table-cell table:style-name="ce16"/>
          <table:table-cell table:number-columns-repeated="4"/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8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8"/>
          <table:table-cell table:number-columns-repeated="2"/>
          <table:covered-table-cell table:number-columns-repeated="3" table:style-name="ce72"/>
          <table:covered-table-cell table:style-name="ce80"/>
          <table:covered-table-cell table:style-name="ce58"/>
          <table:covered-table-cell table:style-name="ce80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8" table:formula="of:=SUM([.C$1:.C$1048576])" office:value-type="float" office:value="15" calcext:value-type="float">
            <text:p>15</text:p>
          </table:table-cell>
          <table:table-cell/>
          <table:table-cell table:style-name="ce44" table:formula="of:=SUM([.K$1:.K$1048576])" office:value-type="float" office:value="110227" calcext:value-type="float">
            <text:p>110227</text:p>
          </table:table-cell>
          <table:table-cell/>
          <table:table-cell table:style-name="ce104" office:value-type="date" office:date-value="2021-05-31" calcext:value-type="date">
            <text:p>31/05/21</text:p>
          </table:table-cell>
          <table:table-cell office:value-type="float" office:value="46539" calcext:value-type="float">
            <text:p>4653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9"/>
          <table:table-cell table:style-name="ce104" table:formula="of:=TODAY()" office:value-type="date" office:date-value="2021-06-05" calcext:value-type="date">
            <text:p>05/06/21</text:p>
          </table:table-cell>
          <table:table-cell office:value-type="float" office:value="34548" calcext:value-type="float">
            <text:p>34548</text:p>
          </table:table-cell>
          <table:table-cell/>
          <table:table-cell table:style-name="ce47" table:formula="of:=SUM([.U$1:.U$1048576])" office:value-type="float" office:value="332058" calcext:value-type="float" table:number-columns-spanned="2" table:number-rows-spanned="2">
            <text:p>332058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45"/>
          <table:table-cell table:style-name="ce104" table:formula="of:=TODAY()" office:value-type="date" office:date-value="2021-06-05" calcext:value-type="date">
            <text:p>05/06/21</text:p>
          </table:table-cell>
          <table:table-cell office:value-type="float" office:value="29140" calcext:value-type="float">
            <text:p>29140</text:p>
          </table:table-cell>
          <table:table-cell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0" office:value-type="string" calcext:value-type="string" table:number-columns-spanned="1" table:number-rows-spanned="2">
            <text:p>PHONE</text:p>
          </table:table-cell>
          <table:table-cell table:style-name="ce71" office:value-type="string" calcext:value-type="string" table:number-columns-spanned="1" table:number-rows-spanned="2">
            <text:p>QTY.</text:p>
          </table:table-cell>
          <table:table-cell table:style-name="ce81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45"/>
          <table:table-cell table:number-columns-repeated="7"/>
          <table:table-cell office:value-type="float" office:value="5" calcext:value-type="float">
            <text:p>5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90" calcext:value-type="float">
            <text:p>16990</text:p>
          </table:table-cell>
          <table:table-cell table:formula="of:=([.T12]*[.S12])" office:value-type="float" office:value="16990" calcext:value-type="float">
            <text:p>16990</text:p>
          </table:table-cell>
        </table:table-row>
        <table:table-row table:style-name="ro1">
          <table:covered-table-cell table:number-columns-repeated="3" table:style-name="ce72"/>
          <table:covered-table-cell table:number-columns-repeated="2" table:style-name="ce80"/>
          <table:table-cell table:number-columns-repeated="3"/>
          <table:table-cell table:style-name="ce88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490" calcext:value-type="float">
            <text:p>18490</text:p>
          </table:table-cell>
          <table:table-cell table:formula="of:=([.T13]*[.S13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490" calcext:value-type="float">
            <text:p>21490</text:p>
          </table:table-cell>
          <table:table-cell table:formula="of:=([.T14]*[.S14])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5]*[.C15])" office:value-type="float" office:value="9299" calcext:value-type="float">
            <text:p>9299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number-columns-repeated="8"/>
          <table:table-cell office:value-type="float" office:value="8" calcext:value-type="float">
            <text:p>8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number-columns-repeated="8"/>
          <table:table-cell office:value-type="float" office:value="9" calcext:value-type="float">
            <text:p>9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999" calcext:value-type="float">
            <text:p>17999</text:p>
          </table:table-cell>
          <table:table-cell table:formula="of:=([.T16]*[.S16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7]*[.C17])" office:value-type="float" office:value="13490" calcext:value-type="float">
            <text:p>13490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table:formula="of:=([.T17]*[.S17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18]*[.C18])" office:value-type="float" office:value="16990" calcext:value-type="float">
            <text:p>1699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50" calcext:value-type="float">
            <text:p>1550</text:p>
          </table:table-cell>
          <table:table-cell table:formula="of:=([.T18]*[.S18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9]*[.C19])" office:value-type="float" office:value="18490" calcext:value-type="float">
            <text:p>1849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  <table:table-cell office:value-type="float" office:value="13" calcext:value-type="float">
            <text:p>1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5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1]*[.S21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22]*[.C22])" office:value-type="float" office:value="24999" calcext:value-type="float">
            <text:p>24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5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VIVO X60 PRO 12/256 <text:s/>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9999" calcext:value-type="float">
            <text:p>49999</text:p>
          </table:table-cell>
          <table:table-cell table:formula="of:=([.T22]*[.S22])" office:value-type="float" office:value="49999" calcext:value-type="float">
            <text:p>49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3]*[.C23])" office:value-type="float" office:value="1750" calcext:value-type="float">
            <text:p>175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5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<text:s/>SAM A12 4/64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2999" calcext:value-type="float">
            <text:p>12999</text:p>
          </table:table-cell>
          <table:table-cell table:formula="of:=([.T23]*[.S23])" office:value-type="float" office:value="12999" calcext:value-type="float">
            <text:p>1299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1"/>
          <table:table-cell office:value-type="float" office:value="17" calcext:value-type="float">
            <text:p>17</text:p>
          </table:table-cell>
          <table:table-cell table:style-name="ce5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32 BLACK 6/128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table:formula="of:=([.T24]*[.S24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5]*[.C25])" office:value-type="float" office:value="12999" calcext:value-type="float">
            <text:p>12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5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VIVO Y12F 3/32 BLACK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990" calcext:value-type="float">
            <text:p>9990</text:p>
          </table:table-cell>
          <table:table-cell table:formula="of:=([.T25]*[.S25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32 BLACK 6/128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6]*[.C26])" office:value-type="float" office:value="21999" calcext:value-type="float">
            <text:p>21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5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M02S 3/32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8999" calcext:value-type="float">
            <text:p>8999</text:p>
          </table:table-cell>
          <table:table-cell table:formula="of:=([.T26]*[.S26])" office:value-type="float" office:value="8999" calcext:value-type="float">
            <text:p>8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0" calcext:value-type="float">
            <text:p>20</text:p>
          </table:table-cell>
          <table:table-cell table:style-name="ce5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REALEM 7 6/64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27]*[.S27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M02S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8]*[.C28])" office:value-type="float" office:value="8999" calcext:value-type="float">
            <text:p>8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5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15S 4/64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9]*[.C29])" office:value-type="float" office:value="14999" calcext:value-type="float">
            <text:p>14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5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15 3/32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9990" calcext:value-type="float">
            <text:p>9990</text:p>
          </table:table-cell>
          <table:table-cell table:formula="of:=([.T29]*[.S29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A15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0]*[.C30])" office:value-type="float" office:value="11490" calcext:value-type="float">
            <text:p>1149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54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31]*[.C31])" office:value-type="float" office:value="9990" calcext:value-type="float">
            <text:p>9990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 table:number-rows-repeated="2"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 table:number-rows-repeated="11">
          <table:table-cell/>
          <table:table-cell table:style-name="Default"/>
          <table:table-cell table:number-columns-repeated="19"/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6"/>
        <table:table-column table:style-name="co9" table:default-cell-style-name="ce69"/>
        <table:table-column table:style-name="co10" table:number-columns-repeated="2" table:default-cell-style-name="ce16"/>
        <table:table-column table:style-name="co11" table:default-cell-style-name="ce65"/>
        <table:table-column table:style-name="co12" table:default-cell-style-name="Default"/>
        <table:table-column table:style-name="co1" table:default-cell-style-name="ce16"/>
        <table:table-column table:style-name="co13" table:default-cell-style-name="ce69"/>
        <table:table-column table:style-name="co14" table:default-cell-style-name="ce69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03"/>
          <table:table-cell table:style-name="ce67" office:value-type="string" calcext:value-type="string" table:number-columns-spanned="3" table:number-rows-spanned="2">
            <text:p>ADVANCE INFO COMMUNICATION</text:p>
          </table:table-cell>
          <table:covered-table-cell table:style-name="ce77"/>
          <table:covered-table-cell table:style-name="ce89"/>
          <table:table-cell table:style-name="ce109"/>
          <table:table-cell table:style-name="ce116"/>
          <table:table-cell table:style-name="ce89"/>
          <table:table-cell table:style-name="ce103" table:number-columns-repeated="2"/>
          <table:table-cell table:style-name="ce116" table:number-columns-repeated="1015"/>
        </table:table-row>
        <table:table-row table:style-name="ro1">
          <table:table-cell table:style-name="ce69"/>
          <table:covered-table-cell table:number-columns-repeated="3"/>
          <table:table-cell table:number-columns-repeated="1020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68" office:value-type="string" calcext:value-type="string" table:number-columns-spanned="2" table:number-rows-spanned="2">
            <text:p>QSM006</text:p>
          </table:table-cell>
          <table:covered-table-cell table:style-name="ce78"/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11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9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6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69"/>
          <table:table-cell table:number-columns-repeated="4"/>
          <table:table-cell table:style-name="ce88"/>
          <table:table-cell table:style-name="ce11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45" table:formula="of:=SUM([.E$1:.E$1048576])" office:value-type="float" office:value="158017" calcext:value-type="float" table:number-columns-spanned="2" table:number-rows-spanned="2">
            <text:p>158017</text:p>
          </table:table-cell>
          <table:covered-table-cell/>
          <table:table-cell table:number-columns-repeated="1013"/>
        </table:table-row>
        <table:table-row table:style-name="ro1">
          <table:table-cell table:style-name="ce69"/>
          <table:table-cell table:style-name="ce76" office:value-type="string" calcext:value-type="string" table:number-columns-spanned="3" table:number-rows-spanned="2">
            <text:p>SELLS</text:p>
          </table:table-cell>
          <table:covered-table-cell table:style-name="ce79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6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17"/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TO BRANCH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117"/>
          <table:table-cell table:number-columns-repeated="1014"/>
        </table:table-row>
        <table:table-row table:style-name="ro1"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SOLD TO</text:p>
          </table:table-cell>
          <table:table-cell table:style-name="ce81" office:value-type="string" calcext:value-type="string" table:number-columns-spanned="1" table:number-rows-spanned="2">
            <text:p>IMEI NO.</text:p>
          </table:table-cell>
          <table:table-cell table:style-name="ce112" office:value-type="string" calcext:value-type="string" table:number-columns-spanned="1" table:number-rows-spanned="2">
            <text:p>PAID AMOUNT</text:p>
          </table:table-cell>
          <table:table-cell/>
          <table:covered-table-cell table:style-name="ce80"/>
          <table:covered-table-cell table:number-columns-repeated="2" table:style-name="ce72"/>
          <table:table-cell table:style-name="ce117"/>
          <table:table-cell table:number-columns-repeated="1014"/>
        </table:table-row>
        <table:table-row table:style-name="ro1">
          <table:covered-table-cell table:style-name="ce80"/>
          <table:covered-table-cell table:style-name="ce72"/>
          <table:covered-table-cell table:number-columns-repeated="2" table:style-name="ce80"/>
          <table:covered-table-cell table:style-name="ce113"/>
          <table:table-cell/>
          <table:table-cell table:style-name="ce10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AM F02S 3/32 BLUE</text:p>
          </table:table-cell>
          <table:table-cell table:number-columns-repeated="1015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A32 6/128 BLACK</text:p>
          </table:table-cell>
          <table:table-cell office:value-type="string" calcext:value-type="string">
            <text:p>SHAHNAWAZ</text:p>
          </table:table-cell>
          <table:table-cell/>
          <table:table-cell table:style-name="ce73" office:value-type="float" office:value="21999" calcext:value-type="float">
            <text:p>21999</text:p>
          </table:table-cell>
          <table:table-cell/>
          <table:table-cell table:style-name="ce10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HEADOFFICE</text:p>
          </table:table-cell>
          <table:table-cell office:value-type="string" calcext:value-type="string">
            <text:p>VIVO Y51A 8/128 SAPPHIRE</text:p>
          </table:table-cell>
          <table:table-cell table:style-name="ce69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QBAL</text:p>
          </table:table-cell>
          <table:table-cell/>
          <table:table-cell office:value-type="float" office:value="12990" calcext:value-type="float">
            <text:p>1299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GURU FM PLUS</text:p>
          </table:table-cell>
          <table:table-cell office:value-type="string" calcext:value-type="string">
            <text:p>MI HANDICRAFT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MRAN</text:p>
          </table:table-cell>
          <table:table-cell/>
          <table:table-cell table:style-name="ce74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75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GURU FM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A21S 6/64 BLACK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OPPO F19 PRO 8/128 SILVER</text:p>
          </table:table-cell>
          <table:table-cell table:style-name="Default"/>
          <table:table-cell/>
          <table:table-cell table:style-name="ce69" office:value-type="float" office:value="21490" calcext:value-type="float">
            <text:p>21490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0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M02S 4/64 BLUE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string" calcext:value-type="string">
            <text:p>2350 PENDING</text:p>
          </table:table-cell>
          <table:table-cell table:number-columns-repeated="1018"/>
        </table:table-row>
        <table:table-row table:style-name="ro1">
          <table:table-cell table:style-name="ce104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VIVO X60 PRO 12/256 <text:s/>BLUE</text:p>
          </table:table-cell>
          <table:table-cell table:number-columns-repeated="2"/>
          <table:table-cell office:value-type="float" office:value="47790" calcext:value-type="float">
            <text:p>47790</text:p>
          </table:table-cell>
          <table:table-cell office:value-type="string" calcext:value-type="string">
            <text:p>2200 PEND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VO Y12F 3/32 BLACK</text:p>
          </table:table-cell>
          <table:table-cell table:style-name="ce69"/>
          <table:table-cell/>
          <table:table-cell table:style-name="ce69" office:value-type="string" calcext:value-type="string">
            <text:p>PENDIING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8:02:00.138737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05T18:10:12.876715060</dc:date>
    <meta:editing-duration>PT7H28M13S</meta:editing-duration>
    <meta:editing-cycles>51</meta:editing-cycles>
    <meta:generator>LibreOffice/7.0.5.2$Linux_X86_64 LibreOffice_project/00$Build-2</meta:generator>
    <meta:document-statistic meta:table-count="2" meta:cell-count="320" meta:object-count="0"/>
  </office:meta>
</office:document-meta>
</file>